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Charte graphique appli Eco’Mouv !</text:p>
      <text:p text:style-name="Normal"><text:span text:style-name="T2">Couleurs</text:span> : #EAEBE6 Blanc Ordino<text:line-break/><text:tab/><text:s text:c="4"/>#D7C5A8 Beige Quartz<text:line-break/><text:tab/><text:s text:c="4"/>#B5CA69 Vert Kombu<text:line-break/><text:tab/><text:s text:c="4"/>#7A9855 Vert Asfrance<text:line-break/><text:tab/><text:s text:c="4"/>#206D3C Vert Cresson</text:p>
      <text:p text:style-name="Normal"><text:span text:style-name="T3">Polices</text:span> :<text:s/>font-family: 'Exo', sans-serif;<text:line-break/><text:tab/><text:s/>font-family: 'Marhey', sans-serif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élène Poirier-Halley</meta:initial-creator>
    <dc:creator>Hélène Poirier-Halley</dc:creator>
    <meta:creation-date>2024-01-11T07:21:00Z</meta:creation-date>
    <dc:date>2024-01-11T11:40:00Z</dc:date>
    <meta:template xlink:href="Normal.dotm" xlink:type="simple"/>
    <meta:editing-cycles>2</meta:editing-cycles>
    <meta:editing-duration>PT4560S</meta:editing-duration>
    <meta:document-statistic meta:page-count="1" meta:paragraph-count="1" meta:word-count="38" meta:character-count="248" meta:row-count="1" meta:non-whitespace-character-count="211"/>
  </office:meta>
</office:document-meta>
</file>